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ff950e"/>
    </style:style>
    <style:style style:name="ce4" style:family="table-cell" style:parent-style-name="Default">
      <style:table-cell-properties fo:background-color="#ffff00"/>
      <style:text-properties fo:color="#8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able-cell-properties fo:background-color="transparent"/>
      <style:text-properties fo:color="#ff420e"/>
    </style:style>
    <style:style style:name="ce8" style:family="table-cell" style:parent-style-name="Default">
      <style:text-properties fo:color="#ff420e"/>
    </style:style>
    <style:style style:name="ce9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transparent"/>
      <style:text-properties fo:color="#dddddd"/>
    </style:style>
    <style:style style:name="ce11" style:family="table-cell" style:parent-style-name="Default">
      <style:table-cell-properties fo:background-color="transparent"/>
      <style:text-properties fo:color="#009900"/>
    </style:style>
    <style:style style:name="ce12" style:family="table-cell" style:parent-style-name="Default">
      <style:text-properties fo:color="#ff6600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solid" style:text-line-through-type="single"/>
    </style:style>
    <style:style style:name="ce17" style:family="table-cell" style:parent-style-name="Default">
      <style:text-properties fo:color="#009900" style:text-line-through-style="solid" style:text-line-through-type="single"/>
    </style:style>
    <style:style style:name="ce18" style:family="table-cell" style:parent-style-name="Default">
      <style:text-properties fo:color="#0099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cc0000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2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onfirm drain even ke upar neeche kya hai</text:p>
          </table:table-cell>
          <table:table-cell table:number-columns-repeated="10"/>
          <table:table-cell table:style-name="ce12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2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l instructions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6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16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5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stalls for branch mispredi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se which may not be handled by algo</text:p>
          </table:table-cell>
          <table:table-cell table:style-name="ce5"/>
          <table:table-cell table:number-columns-repeated="10"/>
          <table:table-cell table:style-name="ce13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f a register is not ye commited but completed execution, a new instn(dependent) will not get the values since CDB event is already called</text:p>
          </table:table-cell>
          <table:table-cell table:number-columns-repeated="10"/>
          <table:table-cell table:style-name="ce13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4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5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10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11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1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in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intDIV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>
            <text:p>intMUL</text:p>
          </table:table-cell>
          <table:table-cell table:number-columns-repeated="3"/>
          <table:table-cell office:value-type="string" calcext:value-type="string">
            <text:p>have a scenario wherein ... 1<text:span text:style-name="T1">st</text:span> inst = dest-&gt;R1</text:p>
            <text:p>2<text:span text:style-name="T1">nd</text:span> inst – soruce-&gt; r1</text:p>
            <text:p>3<text:span text:style-name="T1">rd</text:span> inst – source-&gt; r1 &amp; xchng</text:p>
            <text:p>4<text:span text:style-name="T1">th</text:span> inst – source-&gt; r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floa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floatDIV</text:p>
          </table:table-cell>
          <table:table-cell table:number-columns-repeated="3"/>
          <table:table-cell office:value-type="string" calcext:value-type="string">
            <text:p>try with 2 inst &amp; 1 RS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floatMU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y with multiple instructions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3" office:value-type="string" calcext:value-type="string">
            <text:p>XCHG</text:p>
          </table:table-cell>
          <table:table-cell table:number-columns-repeated="4"/>
          <table:table-cell table:style-name="ce6"/>
        </table:table-row>
        <table:table-row table:style-name="ro1">
          <table:table-cell table:number-columns-repeated="6"/>
          <table:table-cell office:value-type="string" calcext:value-type="string">
            <text:p>Check imm operands bi ho sakte hain kya?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office:value-type="string" calcext:value-type="string">
            <text:p>nop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 calcext:value-type="string">
            <text:p>mov</text:p>
          </table:table-cell>
          <table:table-cell table:number-columns-repeated="3"/>
          <table:table-cell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table:style-name="ce6" office:value-type="string" calcext:value-type="string">
            <text:p>invalid</text:p>
          </table:table-cell>
          <table:table-cell table:number-columns-repeated="3"/>
          <table:table-cell office:value-type="string" calcext:value-type="string">
            <text:p>try scenario with one instr &amp; 2<text:span text:style-name="T1">nd</text:span> xchg depending on 1<text:span text:style-name="T1">st</text:span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branc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jump</text:p>
          </table:table-cell>
          <table:table-cell table:number-columns-repeated="3"/>
          <table:table-cell office:value-type="string" calcext:value-type="string">
            <text:p>Big benchmark chala ke dekh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tor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est a scenario with an instruction having both int &amp; floaat type regist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>
            <text:p>synch</text:p>
          </table:table-cell>
          <table:table-cell table:number-columns-repeated="3"/>
          <table:table-cell office:value-type="string" calcext:value-type="string">
            <text:p>check wheth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interrupt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ek benchmark ko actual chalao &amp; compare karo apni reading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cenario with one load &amp; then alu with source as previous load destination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scenario where in move mein immediate</text:p>
          </table:table-cell>
          <table:table-cell/>
        </table:table-row>
        <table:table-row table:style-name="ro1" table:number-rows-repeated="23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table table:name="test case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.No.</text:p>
          </table:table-cell>
          <table:table-cell table:style-name="ce1" office:value-type="string" calcext:value-type="string">
            <text:p>Test Case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oma_test_simple_noInst</text:p>
          </table:table-cell>
        </table:table-row>
      </table:table>
      <table:table table:name="check while testing" table:style-name="ta1">
        <table:table-column table:style-name="co1" table:number-columns-repeated="3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>
            <text:p>store ka reservation station kab free hoga...setBusy(fal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8:49:14.102148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25T20:16:32.084815387</dc:date>
    <meta:editing-duration>P2DT1H23M56S</meta:editing-duration>
    <meta:editing-cycles>177</meta:editing-cycles>
    <meta:document-statistic meta:table-count="4" meta:cell-count="99" meta:object-count="0"/>
  </office:meta>
</office:document-meta>
</file>